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– EINZUG</text:p>
      <text:p text:style-name="P2"/>
      <text:p text:style-name="P3"/>
      <text:p text:style-name="Standard">☐ Mietvertrag vollständig unterschrieben</text:p>
      <text:p text:style-name="Standard">☐ Hausordnung ausgehändigt und erläutert</text:p>
      <text:p text:style-name="Standard">☐ Übergabeprotokoll erstellt und unterschrieben</text:p>
      <text:p text:style-name="Standard">☐ Schlüssel vollständig übergeben (siehe Schlüsselprotokoll)</text:p>
      <text:p text:style-name="Standard">☐ Zählerstände abgelesen und dokumentiert</text:p>
      <text:p text:style-name="Standard">☐ Kaution erhalten / erste Rate erhalten</text:p>
      <text:p text:style-name="Standard">☐ Erste Mietzahlung eingegangen</text:p>
      <text:p text:style-name="Standard">☐ Belehrung zu Nichtraucherwohnung erfolgt</text:p>
      <text:p text:style-name="Standard">☐ Belehrung zu Bohren &amp; Leitungsprüfung erfolgt</text:p>
      <text:p text:style-name="Standard">☐ Belehrung zu Lüften / Feuchtigkeit / Schimmel erfolgt</text:p>
      <text:p text:style-name="Standard">☐ Belehrung zu Reinigungsroboter &amp; Hausreinigung erfolgt</text:p>
      <text:p text:style-name="Standard">☐ Belehrung zu Garten- &amp; Grillnutzung auf eigene Gefahr erfolgt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1">CHECKLISTE - AUSZUG</text:p>
      <text:p text:style-name="P3"/>
      <text:p text:style-name="Standard">☐ Kündigung geprüft / Mietende festgestellt</text:p>
      <text:p text:style-name="Standard">☐ Übergabeprotokoll erstellt und unterschrieben</text:p>
      <text:p text:style-name="Standard">☐ Wohnung vollständig geräumt</text:p>
      <text:p text:style-name="Standard">☐ Wohnung besenrein übergeben</text:p>
      <text:p text:style-name="Standard">☐ Wände / Decken neutral und hell</text:p>
      <text:p text:style-name="Standard">☐ Bohr- und Dübellöcher fachgerecht verschlossen</text:p>
      <text:p text:style-name="Standard">☐ Keine Rauch- oder Nikotinschäden</text:p>
      <text:p text:style-name="Standard">☐ Einbauküche vollständig vorhanden und gebrauchsfähig</text:p>
      <text:p text:style-name="Standard">☐ Zählerstände abgelesen und dokumentiert</text:p>
      <text:p text:style-name="Standard">☐ Schlüssel vollständig zurückgegeben</text:p>
      <text:p text:style-name="Standard">☐ Fehlende Schlüssel dokumentiert</text:p>
      <text:p text:style-name="Standard">☐ Mängel / Schäden dokumentiert (Fotos empfohlen)</text:p>
      <text:p text:style-name="Standard">☐ Kaution zur Abrechnung vorgemerk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6-04-03T15:42:42.97</dc:date>
    <meta:editing-duration>PT56S</meta:editing-duration>
    <meta:generator>OpenOffice/4.1.15$Win32 OpenOffice.org_project/4115m2$Build-9813</meta:generator>
    <meta:document-statistic meta:table-count="0" meta:image-count="0" meta:object-count="0" meta:page-count="2" meta:paragraph-count="27" meta:word-count="148" meta:character-count="11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